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loext:graphic-properties draw:fill="none" draw:fill-color="#ffffff"/>
      <style:paragraph-properties fo:margin-left="1.27cm" fo:margin-right="0cm" fo:margin-top="0cm" fo:margin-bottom="0.21cm" style:contextual-spacing="false" fo:line-height="150%" fo:text-align="justify" style:justify-single-word="false" fo:keep-together="auto" fo:orphans="2" fo:widows="2" fo:text-indent="-0.635cm" style:auto-text-indent="false" style:page-number="1" fo:background-color="transparent" fo:keep-with-next="always"/>
    </style:style>
    <style:style style:name="P2" style:family="paragraph" style:parent-style-name="Standard" style:list-style-name="WWNum1">
      <style:paragraph-properties fo:margin-left="1.27cm" fo:margin-top="0cm" fo:margin-bottom="0cm" style:contextual-spacing="false" fo:line-height="150%" fo:text-align="justify" style:justify-single-word="false" fo:text-indent="-0.635cm" style:auto-text-indent="false"/>
    </style:style>
    <style:style style:name="P3" style:family="paragraph" style:parent-style-name="Standard" style:list-style-name="WWNum1">
      <style:paragraph-properties fo:margin-left="3.81cm" fo:margin-top="0cm" fo:margin-bottom="0cm" style:contextual-spacing="false" fo:line-height="150%" fo:text-align="justify" style:justify-single-word="false" fo:text-indent="-0.635cm" style:auto-text-indent="false"/>
    </style:style>
    <style:style style:name="P4" style:family="paragraph" style:parent-style-name="Standard">
      <style:paragraph-properties fo:margin-left="1.27cm" fo:margin-top="0cm" fo:margin-bottom="0cm" style:contextual-spacing="false" fo:line-height="150%" fo:text-align="justify" style:justify-single-word="false" fo:text-indent="0cm" style:auto-text-indent="false"/>
    </style:style>
    <style:style style:name="P5" style:family="paragraph" style:parent-style-name="Standard" style:list-style-name="WWNum1">
      <style:paragraph-properties fo:margin-left="1.27cm" fo:margin-top="0cm" fo:margin-bottom="0cm" style:contextual-spacing="false" fo:line-height="150%" fo:text-align="start" style:justify-single-word="false" fo:text-indent="-0.635cm" style:auto-text-indent="false"/>
      <style:text-properties officeooo:paragraph-rsid="00099bbe"/>
    </style:style>
    <style:style style:name="P6" style:family="paragraph" style:parent-style-name="Standard" style:list-style-name="WWNum1">
      <style:paragraph-properties fo:margin-left="1.27cm" fo:margin-top="0cm" fo:margin-bottom="0cm" style:contextual-spacing="false" fo:line-height="150%" fo:text-align="start" style:justify-single-word="false" fo:text-indent="-0.635cm" style:auto-text-indent="false"/>
      <style:text-properties officeooo:paragraph-rsid="000b06d2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bold" fo:background-color="#ffffff" style:font-name-asian="Arial1" style:font-size-asian="16pt" style:font-style-asian="normal" style:font-weight-asian="bold" style:font-name-complex="Arial1" style:font-size-complex="16pt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 style:list-style-name="WWNum1">
      <loext:graphic-properties draw:fill="none" draw:fill-color="#ffffff"/>
      <style:paragraph-properties fo:margin-left="1.27cm" fo:margin-right="0cm" fo:margin-top="0cm" fo:margin-bottom="0.21cm" style:contextual-spacing="false" fo:line-height="150%" fo:text-align="start" style:justify-single-word="false" fo:orphans="2" fo:widows="2" fo:text-indent="-0.635cm" style:auto-text-indent="false" fo:background-color="transparent"/>
      <style:text-properties fo:font-style="normal" officeooo:rsid="00054d6f" officeooo:paragraph-rsid="00054d6f" style:font-style-asian="normal" style:font-style-complex="normal"/>
    </style:style>
    <style:style style:name="P11" style:family="paragraph" style:parent-style-name="Standard" style:list-style-name="WWNum1">
      <style:paragraph-properties fo:margin-left="3.81cm" fo:margin-top="0cm" fo:margin-bottom="0cm" style:contextual-spacing="false" fo:line-height="150%" fo:text-align="justify" style:justify-single-word="false" fo:text-indent="-0.635cm" style:auto-text-indent="false"/>
      <style:text-properties officeooo:rsid="00070081" officeooo:paragraph-rsid="00070081"/>
    </style:style>
    <style:style style:name="P12" style:family="paragraph" style:parent-style-name="Standard" style:list-style-name="WWNum1">
      <style:paragraph-properties fo:margin-left="3.81cm" fo:margin-top="0cm" fo:margin-bottom="0cm" style:contextual-spacing="false" fo:line-height="150%" fo:text-align="justify" style:justify-single-word="false" fo:text-indent="-0.635cm" style:auto-text-indent="false"/>
      <style:text-properties fo:font-weight="normal" officeooo:rsid="00070081" officeooo:paragraph-rsid="00070081" style:font-weight-asian="normal" style:font-weight-complex="normal"/>
    </style:style>
    <style:style style:name="P13" style:family="paragraph" style:parent-style-name="Standard" style:list-style-name="WWNum1">
      <style:paragraph-properties fo:margin-left="1.27cm" fo:margin-top="0cm" fo:margin-bottom="0cm" style:contextual-spacing="false" fo:line-height="150%" fo:text-align="start" style:justify-single-word="false" fo:text-indent="-0.635cm" style:auto-text-indent="false"/>
      <style:text-properties fo:font-weight="normal" officeooo:rsid="00070081" officeooo:paragraph-rsid="00070081" style:font-weight-asian="normal" style:font-weight-complex="normal"/>
    </style:style>
    <style:style style:name="P14" style:family="paragraph" style:parent-style-name="Standard" style:list-style-name="WWNum1">
      <style:paragraph-properties fo:margin-left="1.27cm" fo:margin-top="0cm" fo:margin-bottom="0cm" style:contextual-spacing="false" fo:line-height="150%" fo:text-align="start" style:justify-single-word="false" fo:text-indent="-0.635cm" style:auto-text-indent="false"/>
      <style:text-properties fo:font-weight="normal" officeooo:rsid="0008cc31" officeooo:paragraph-rsid="0008cc31" style:font-weight-asian="normal" style:font-weight-complex="normal"/>
    </style:style>
    <style:style style:name="P15" style:family="paragraph" style:parent-style-name="Standard" style:list-style-name="WWNum1">
      <style:paragraph-properties fo:margin-left="1.27cm" fo:margin-top="0cm" fo:margin-bottom="0cm" style:contextual-spacing="false" fo:line-height="150%" fo:text-align="justify" style:justify-single-word="false" fo:text-indent="-0.635cm" style:auto-text-indent="false"/>
      <style:text-properties fo:font-weight="normal" officeooo:rsid="00099bbe" officeooo:paragraph-rsid="00099bbe" style:font-weight-asian="normal" style:font-weight-complex="normal"/>
    </style:style>
    <style:style style:name="P16" style:family="paragraph" style:parent-style-name="Standard" style:list-style-name="WWNum1">
      <style:paragraph-properties fo:margin-left="1.27cm" fo:margin-top="0cm" fo:margin-bottom="0cm" style:contextual-spacing="false" fo:line-height="150%" fo:text-align="start" style:justify-single-word="false" fo:text-indent="-0.635cm" style:auto-text-indent="false"/>
      <style:text-properties fo:font-weight="normal" officeooo:rsid="00099bbe" officeooo:paragraph-rsid="00099bbe" style:font-weight-asian="normal" style:font-weight-complex="normal"/>
    </style:style>
    <style:style style:name="P17" style:family="paragraph" style:parent-style-name="Standard" style:list-style-name="WWNum1">
      <style:paragraph-properties fo:margin-left="1.27cm" fo:margin-top="0cm" fo:margin-bottom="0cm" style:contextual-spacing="false" fo:line-height="150%" fo:text-align="justify" style:justify-single-word="false" fo:text-indent="-0.635cm" style:auto-text-indent="false"/>
      <style:text-properties fo:font-weight="normal" officeooo:rsid="000b06d2" officeooo:paragraph-rsid="000b06d2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fo:background-color="#ffffff" loext:char-shading-value="0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bold" fo:background-color="#ffffff" loext:char-shading-value="0" style:font-name-asian="Arial1" style:font-size-asian="16pt" style:font-style-asian="normal" style:font-weight-asian="bold" style:font-name-complex="Arial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fffff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#ffffff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style:text-position="0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7" style:family="text">
      <style:text-properties style:text-position="0% 100%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style:text-position="0% 100%" style:font-name="Arial" fo:font-size="12pt" fo:font-weight="normal" officeooo:rsid="00054d6f" style:font-name-asian="Arial1" style:font-size-asian="12pt" style:font-weight-asian="normal" style:font-name-complex="Arial1" style:font-size-complex="12pt" style:font-weight-complex="normal"/>
    </style:style>
    <style:style style:name="T9" style:family="text">
      <style:text-properties style:text-position="0% 100%" style:font-name="Arial" fo:font-size="12pt" fo:font-style="normal" fo:font-weight="normal" officeooo:rsid="00054d6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11" style:family="text">
      <style:text-properties style:text-position="0% 100%" style:font-name="Arial" fo:font-size="11pt" fo:font-weight="bold" style:font-name-asian="Arial1" style:font-size-asian="11pt" style:font-weight-asian="bold" style:font-name-complex="Arial1" style:font-size-complex="12pt"/>
    </style:style>
    <style:style style:name="T12" style:family="text">
      <style:text-properties style:text-position="0% 100%" style:font-name="Arial" fo:font-size="11pt" fo:font-weight="bold" officeooo:rsid="00099bbe" style:font-name-asian="Arial1" style:font-size-asian="11pt" style:font-weight-asian="bold" style:font-name-complex="Arial1" style:font-size-complex="12pt"/>
    </style:style>
    <style:style style:name="T13" style:family="text">
      <style:text-properties style:text-position="0% 100%" style:font-name="Arial" fo:font-size="11pt" style:font-name-asian="Arial1" style:font-size-asian="11pt" style:font-name-complex="Arial1" style:font-size-complex="12pt"/>
    </style:style>
    <style:style style:name="T14" style:family="text">
      <style:text-properties style:text-position="0% 100%" style:font-name="Arial" fo:font-size="11pt" officeooo:rsid="00099bbe" style:font-name-asian="Arial1" style:font-size-asian="11pt" style:font-name-complex="Arial1" style:font-size-complex="12pt"/>
    </style:style>
    <style:style style:name="T15" style:family="text">
      <style:text-properties style:text-position="0% 100%" style:font-name="Arial" fo:font-size="11pt" fo:font-weight="normal" style:font-name-asian="Arial1" style:font-size-asian="11pt" style:font-weight-asian="normal" style:font-name-complex="Arial1" style:font-size-complex="12pt" style:font-weight-complex="normal"/>
    </style:style>
    <style:style style:name="T16" style:family="text">
      <style:text-properties style:text-position="0% 100%" style:font-name="Arial" fo:font-size="11pt" fo:font-weight="normal" officeooo:rsid="00070081" style:font-name-asian="Arial1" style:font-size-asian="11pt" style:font-weight-asian="normal" style:font-name-complex="Arial1" style:font-size-complex="12pt" style:font-weight-complex="normal"/>
    </style:style>
    <style:style style:name="T17" style:family="text">
      <style:text-properties style:text-position="0% 100%" style:font-name="Arial" fo:font-size="11pt" fo:font-weight="normal" officeooo:rsid="00099bbe" style:font-name-asian="Arial1" style:font-size-asian="11pt" style:font-weight-asian="normal" style:font-name-complex="Arial1" style:font-size-complex="12pt" style:font-weight-complex="normal"/>
    </style:style>
    <style:style style:name="T18" style:family="text">
      <style:text-properties style:text-position="0% 100%" style:font-name="Arial" fo:font-size="11pt" fo:font-weight="normal" officeooo:rsid="000b06d2" style:font-name-asian="Arial1" style:font-size-asian="11pt" style:font-weight-asian="normal" style:font-name-complex="Arial1" style:font-size-complex="12pt" style:font-weight-complex="normal"/>
    </style:style>
    <style:style style:name="T19" style:family="text">
      <style:text-properties style:text-position="0% 100%" fo:font-size="11pt" style:font-size-asian="11pt"/>
    </style:style>
    <style:style style:name="T20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1" style:family="text">
      <style:text-properties style:font-name="Arial" fo:font-size="12pt" style:font-name-asian="Arial1" style:font-size-asian="12pt" style:font-name-complex="Arial1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8cc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 loext:marker-style-name="T2"><text:span text:style-name="T1">Fica 2 exemples de promocions de vendes que podria dur a terme una empresa informàtica</text:span></text:h>
          <text:h text:style-name="P10" text:outline-level="1">Podríem pagar una campanya de publicitat a la nova funcionalitat de buscador de Chat GPT de la empresa Open AI.<text:line-break/>També, si el nostre producte es general, podríem fer una campaña publicitaria a google, amb banners personalitzats.</text:h>
          <text:h text:style-name="P10" text:outline-level="1"/>
        </text:list-item>
        <text:list-item>
          <text:h text:style-name="P2" text:outline-level="1" loext:marker-style-name="T19"><text:span text:style-name="T6">Les marques <text:s/>...</text:span><text:span text:style-name="T8">de distribuidor</text:span><text:span text:style-name="T7">.</text:span><text:span text:style-name="T6">.. són aquelles que duen el nom de l’empresa que les distribueix o bé un nom que decideix l’empresa distribuïdora. També s’anomenen ...</text:span><text:span text:style-name="T9">marques blanques</text:span><text:span text:style-name="T6">....</text:span></text:h>
        </text:list-item>
        <text:list-item>
          <text:h text:style-name="P2" text:outline-level="1" loext:marker-style-name="T19"><text:span text:style-name="T6">Quin tipus de preu s’ha fixat en els següents casos</text:span><text:span text:style-name="T11"/></text:h>
          <text:list>
            <text:list-item>
              <text:list>
                <text:list-item>
                  <text:h text:style-name="P3" text:outline-level="1" loext:marker-style-name="T19"><text:span text:style-name="T6">Una empresa fica un preu prou elevat a l’hora de llançar un producte, i passats uns mesos el baixa per tal de captar els consumidors.</text:span></text:h>
                  <text:h text:style-name="P12" text:outline-level="1"><text:span text:style-name="T13">Descremats.</text:span></text:h>
                </text:list-item>
                <text:list-item>
                  <text:h text:style-name="P3" text:outline-level="1" loext:marker-style-name="T19"><text:span text:style-name="T6">Un preu 90,99€</text:span></text:h>
                  <text:h text:style-name="P12" text:outline-level="1"><text:span text:style-name="T13">Mágic.</text:span></text:h>
                </text:list-item>
                <text:list-item>
                  <text:h text:style-name="P3" text:outline-level="1" loext:marker-style-name="T19"><text:span text:style-name="T6">Una oferta de viatge al Carib on els xiquets van gratis</text:span><text:span text:style-name="T11"><text:line-break/></text:span><text:span text:style-name="T16">Gancho.</text:span></text:h>
                </text:list-item>
                <text:list-item>
                  <text:h text:style-name="P3" text:outline-level="1" loext:marker-style-name="T19"><text:span text:style-name="T6">Preus baixos d’entrada per donar a conèixer el producte i posteriorment, quan el producte ja és valorat pels clients, pujar-lo.</text:span></text:h>
                  <text:h text:style-name="P11" text:outline-level="1" loext:marker-style-name="T19"><text:span text:style-name="T15">Penetració</text:span><text:span text:style-name="T11">.</text:span></text:h>
                </text:list-item>
              </text:list>
            </text:list-item>
          </text:list>
        </text:list-item>
        <text:list-item>
          <text:h text:style-name="P2" text:outline-level="1" loext:marker-style-name="T19"><text:span text:style-name="T6">Què és la segmentació d’un mercat? Un anunci de compreses quin o quins tipus de segmentació farà? I si la Pastisseria </text:span><text:span text:style-name="T20">Ramiro, de Gandia,</text:span><text:span text:style-name="T6"> vol ficar un anunci en televisió, en quin criteri cregueu que haurà de basar-se en segmentar?</text:span></text:h>
          <text:h text:style-name="P13" text:outline-level="1">Per a determinar a quin grup dirigirse, <text:span text:style-name="T23">hi ha que segmentar el mercat en grups amb característiques diferents.<text:line-break/>El anunci de compreses arniría dirigit a les dones entre 12 i 50 anys.</text:span></text:h>
          <text:h text:style-name="P14" text:outline-level="1">Tindrá que segmentar geograficament (Gandia). </text:h>
          <text:h text:style-name="P14" text:outline-level="1"><text:soft-page-break/>Després podría segmentarse demograficament, a, per exemple, persones a partir dels 30 anys per a captar families.</text:h>
          <text:h text:style-name="P14" text:outline-level="1">També podría segmentarse psicográficament, centrantse a que son productes artesanals, de cualitat i amb certa tradició.</text:h>
          <text:h text:style-name="P14" text:outline-level="1">També podría fer ús de segmentació comportamental als clients que ja te, fixantse a les persones que compren habitualment, de manera que poguera esbrinar certs comportaments per a millorar les sugerencies i vendre més a cada client.</text:h>
          <text:h text:style-name="P14" text:outline-level="1"/>
        </text:list-item>
        <text:list-item>
          <text:h text:style-name="P2" text:outline-level="1" loext:marker-style-name="T19"><text:span text:style-name="T6">Les xifres de vendes de Impressores durant 2014 a Alacant són les següents (en unitats): HP 2.000, Canon 1.200, Brother 1.800 i Epson 900. Quina és la quota de mercat de Epson? Quina empresa és la líder del mercat?</text:span></text:h>
          <text:h text:style-name="P14" text:outline-level="1"><text:span text:style-name="T13">La quota de mercat de epson es: 900/5900*100=15,25%.<text:line-break/>La quota lider de mercat es HP amb 2000 vendes </text:span><text:span text:style-name="T14">es: 2000/5900*100=33%.</text:span></text:h>
        </text:list-item>
        <text:list-item>
          <text:h text:style-name="P2" text:outline-level="1" loext:marker-style-name="T19"><text:span text:style-name="T6">Quines 2 característiques fonamentals ha de complir un nom de marca?</text:span></text:h>
          <text:h text:style-name="P15" text:outline-level="1"><text:span text:style-name="T13">Que siga fácil de recordar i que siga distintiu.</text:span></text:h>
          <text:h text:style-name="P15" text:outline-level="1"><text:span text:style-name="T13"/></text:h>
        </text:list-item>
        <text:list-item>
          <text:h text:style-name="P2" text:outline-level="1" loext:marker-style-name="T19"><text:span text:style-name="T6">Quines variables conformen les 4 p del màrqueting?</text:span></text:h>
          <text:h text:style-name="P16" text:outline-level="1"><text:span text:style-name="T10">Producte (Product)<text:line-break/>Preu (price)</text:span></text:h>
          <text:h text:style-name="P16" text:outline-level="1"><text:span text:style-name="T10">Promoció (Promotion)</text:span></text:h>
          <text:h text:style-name="P16" text:outline-level="1"><text:span text:style-name="T10">Distribució (Place)</text:span></text:h>
        </text:list-item>
      </text:list>
      <text:h text:style-name="P4" text:outline-level="1"/>
      <text:list text:continue-numbering="true" text:style-name="WWNum1">
        <text:list-item>
          <text:h text:style-name="P6" text:outline-level="1" loext:marker-style-name="T19"><text:span text:style-name="T6">Dins de quin apartat de la promoció ubicaries les següents activitats de l’empresa? Fixació d’un 3x2, ficar anuncis pel mòbil, visites dels comercials d’un negoci, patrocini d’un equip ciclista, </text:span><text:span text:style-name="T20">patrocini d’un concert de ACDC.</text:span><text:span text:style-name="T11"><text:line-break/></text:span><text:span text:style-name="T17">La fixació de un 3x2 sería una promoció de ventes.<text:line-break/>Ficar anuncis pel móbil sería Publicitat per Internet.<text:line-break/>Visites a comercials d’un negoci sería publicitat exterior y flyers.<text:line-break/>Patrocini de un equip ciclista </text:span><text:span text:style-name="T18">es podría ficar a Relacions Públiques.</text:span></text:h>
          <text:h text:style-name="P6" text:outline-level="1" loext:marker-style-name="T19"><text:span text:style-name="T18">El concert de ACDC també es podría focar a Relacions Públiques.</text:span><text:span text:style-name="T17"><text:line-break/></text:span></text:h>
          <text:h text:style-name="P5" text:outline-level="1" loext:marker-style-name="T19"><text:span text:style-name="T11"><text:line-break/></text:span></text:h>
        </text:list-item>
        <text:list-item>
          <text:h text:style-name="P2" text:outline-level="1"><text:soft-page-break/><text:span text:style-name="T20">Què és el Hype?</text:span></text:h>
          <text:h text:style-name="P17" text:outline-level="1"><text:span text:style-name="T21">Es una técnica de màrqueting que busca crear una sensació de necessitat urgent. Abans es feia exagerant i amb publicitat excessiva, provocant que la gent volguera el producte sense considerar la qualitat. Avui hi han noves estratégies com que una celebritat utilitze el teu producte o generar una excesiva expectació abans del llançament. (per exemple un joc nou, o apple amb filtracions selectives, o AMD amb gráfiques de rendiment de les seues targetes i processador que després no son tan alts).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ca" fo:country="ES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ca" fo:country="ES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top" style:writing-mode="lr-tb"/>
      <style:text-properties style:use-window-font-color="true" loext:opacity="0%" style:text-position="0% 100%" style:font-name="Calibri" fo:font-family="Calibri" style:font-family-generic="roman" style:font-pitch="variable" fo:font-size="11pt" fo:language="es" fo:country="ES" style:text-blinking="false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LO-normal" style:next-style-name="Text_20_body" style:default-outline-level="1" style:list-style-name="" style:class="text">
      <style:paragraph-properties fo:margin-top="0.423cm" fo:margin-bottom="0.212cm" style:contextual-spacing="false" fo:line-height="115%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Noto Sans CJK SC Regular" style:font-family-asian="'Noto Sans CJK SC Regular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LO-normal" style:default-outline-level="1" style:list-style-name="" style:class="text">
      <style:paragraph-properties fo:margin-top="0cm" fo:margin-bottom="0.247cm" style:contextual-spacing="false" fo:line-height="120%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es" fo:country="ES" style:text-blinking="false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default-outline-level="1" style:list-style-name="" style:class="list">
      <style:paragraph-properties fo:margin-top="0cm" fo:margin-bottom="0.247cm" style:contextual-spacing="false" fo:line-height="120%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es" fo:country="ES" style:text-blinking="false" style:font-name-asian="Calibri1" style:font-family-asian="Calibri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LO-normal" style:default-outline-level="1" style:list-style-name="" style:class="extra">
      <style:paragraph-properties fo:margin-top="0.212cm" fo:margin-bottom="0.212cm" style:contextual-spacing="false" fo:line-height="115%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Calibri" fo:font-family="Calibri" style:font-family-generic="roman" style:font-pitch="variable" fo:font-size="12pt" fo:language="es" fo:country="ES" fo:font-style="italic" style:text-blinking="false" style:font-name-asian="Calibri1" style:font-family-asian="Calibri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LO-normal" style:default-outline-level="1" style:list-style-name="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Calibri" fo:font-family="Calibri" style:font-family-generic="roman" style:font-pitch="variable" fo:font-size="11pt" fo:language="es" fo:country="ES" style:text-blinking="false" style:font-name-asian="Calibri1" style:font-family-asian="Calibri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LO-normal" style:next-style-name="Standard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Standard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Standard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Standard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Standard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Standard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Índex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globo" style:display-name="Texto de globo" style:family="paragraph" style:parent-style-name="LO-normal" style:default-outline-level="1" style:list-style-name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top" style:writing-mode="lr-tb"/>
      <style:text-properties style:text-position="0% 100%" style:font-name="Tahoma" fo:font-family="Tahoma" style:font-family-generic="roman" style:font-pitch="variable" fo:font-size="8pt" fo:language="es" fo:country="ES" style:text-blinking="false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independiente_20_2" style:display-name="Texto independiente 2" style:family="paragraph" style:parent-style-name="LO-normal" style:default-outline-level="1" style:list-style-name="">
      <style:paragraph-properties fo:margin-top="0cm" fo:margin-bottom="0cm" style:contextual-spacing="false" fo:line-height="150%" fo:text-align="justify" style:justify-single-word="false" fo:orphans="2" fo:widows="2" fo:hyphenation-ladder-count="no-limit" style:vertical-align="top" style:writing-mode="lr-tb"/>
      <style:text-properties style:text-position="0% 100%" style:font-name="Arial" fo:font-family="Arial" style:font-family-generic="roman" style:font-pitch="variable" fo:font-size="12pt" fo:language="ca" fo:country="ES" fo:font-weight="bold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" style:display-name="Párrafo de lista" style:family="paragraph" style:parent-style-name="LO-normal" style:default-outline-level="1" style:list-style-name="">
      <style:paragraph-properties fo:margin-left="1.249cm" fo:margin-right="0cm" fo:margin-top="0cm" fo:margin-bottom="0.353cm" style:contextual-spacing="false" fo:line-height="115%" fo:text-align="start" style:justify-single-word="false" fo:orphans="2" fo:widows="2" fo:hyphenation-ladder-count="no-limit" fo:text-indent="0cm" style:auto-text-indent="false" style:vertical-align="top" style:writing-mode="lr-tb"/>
      <style:text-properties style:text-position="0% 100%" style:font-name="Calibri" fo:font-family="Calibri" style:font-family-generic="roman" style:font-pitch="variable" fo:font-size="11pt" fo:language="es" fo:country="ES" style:text-blinking="false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independent_20_2" style:display-name="Text independent 2" style:family="paragraph" style:parent-style-name="LO-normal" style:default-outline-level="1" style:list-style-name="">
      <style:paragraph-properties fo:margin-top="0cm" fo:margin-bottom="0cm" style:contextual-spacing="false" fo:line-height="150%" fo:text-align="justify" style:justify-single-word="false" fo:orphans="2" fo:widows="2" fo:hyphenation-ladder-count="no-limit" style:vertical-align="top" style:writing-mode="lr-tb"/>
      <style:text-properties style:text-position="0% 100%" style:font-name="Arial" fo:font-family="Arial" style:font-family-generic="roman" style:font-pitch="variable" fo:font-size="12pt" fo:language="ca" fo:country="ES" fo:font-weight="bold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LO-normal" style:default-outline-level="1" style:list-style-name="">
      <style:paragraph-properties fo:margin-top="0.494cm" fo:margin-bottom="0.21cm" style:contextual-spacing="false" fo:line-height="100%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es" fo:country="E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LO-normal" style:next-style-name="Standard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WW8Num1z0" style:family="text">
      <style:text-properties style:text-position="0% 100%" fo:font-size="11pt" style:text-blinking="false" style:font-size-asian="11pt" style:text-emphasize="none" style:text-scale="100%"/>
    </style:style>
    <style:style style:name="WW8Num2z0" style:family="text">
      <style:text-properties style:text-position="0% 100%" style:font-name="Arial" fo:font-family="Arial" style:font-family-generic="roman" style:font-pitch="variable" fo:font-size="12pt" fo:language="ca" fo:country="ES" fo:font-weight="bold" style:text-blinking="false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text-emphasize="none" style:text-scale="100%"/>
    </style:style>
    <style:style style:name="WW8Num2z1" style:family="text">
      <style:text-properties style:text-position="0% 100%" fo:font-size="11pt" style:text-blinking="false" style:font-size-asian="11pt" style:text-emphasize="none" style:text-scale="100%"/>
    </style:style>
    <style:style style:name="WW8Num2z2" style:family="text">
      <style:text-properties style:text-position="0% 100%" fo:font-size="11pt" fo:language="ca" fo:country="ES" style:text-blinking="false" style:font-size-asian="11pt" style:text-emphasize="none" style:text-scale="100%"/>
    </style:style>
    <style:style style:name="WW8Num2z3" style:family="text">
      <style:text-properties style:text-position="0% 100%" fo:font-size="11pt" style:text-blinking="false" style:font-size-asian="11pt" style:text-emphasize="none" style:text-scale="100%"/>
    </style:style>
    <style:style style:name="WW8Num2z4" style:family="text">
      <style:text-properties style:text-position="0% 100%" fo:font-size="11pt" style:text-blinking="false" style:font-size-asian="11pt" style:text-emphasize="none" style:text-scale="100%"/>
    </style:style>
    <style:style style:name="WW8Num2z5" style:family="text">
      <style:text-properties style:text-position="0% 100%" fo:font-size="11pt" style:text-blinking="false" style:font-size-asian="11pt" style:text-emphasize="none" style:text-scale="100%"/>
    </style:style>
    <style:style style:name="WW8Num2z6" style:family="text">
      <style:text-properties style:text-position="0% 100%" fo:font-size="11pt" style:text-blinking="false" style:font-size-asian="11pt" style:text-emphasize="none" style:text-scale="100%"/>
    </style:style>
    <style:style style:name="WW8Num2z7" style:family="text">
      <style:text-properties style:text-position="0% 100%" fo:font-size="11pt" style:text-blinking="false" style:font-size-asian="11pt" style:text-emphasize="none" style:text-scale="100%"/>
    </style:style>
    <style:style style:name="WW8Num2z8" style:family="text">
      <style:text-properties style:text-position="0% 100%" fo:font-size="11pt" style:text-blinking="false" style:font-size-asian="11pt" style:text-emphasize="none" style:text-scale="100%"/>
    </style:style>
    <style:style style:name="WW8Num3z0" style:family="text">
      <style:text-properties style:text-position="0% 100%" fo:font-size="11pt" style:text-blinking="false" style:font-size-asian="11pt" style:text-emphasize="none" style:text-scale="100%"/>
    </style:style>
    <style:style style:name="WW8Num3z1" style:family="text">
      <style:text-properties style:text-position="0% 100%" fo:font-size="11pt" style:text-blinking="false" style:font-size-asian="11pt" style:text-emphasize="none" style:text-scale="100%"/>
    </style:style>
    <style:style style:name="WW8Num3z2" style:family="text">
      <style:text-properties style:text-position="0% 100%" fo:font-size="11pt" style:text-blinking="false" style:font-size-asian="11pt" style:text-emphasize="none" style:text-scale="100%"/>
    </style:style>
    <style:style style:name="WW8Num3z3" style:family="text">
      <style:text-properties style:text-position="0% 100%" fo:font-size="11pt" style:text-blinking="false" style:font-size-asian="11pt" style:text-emphasize="none" style:text-scale="100%"/>
    </style:style>
    <style:style style:name="WW8Num3z4" style:family="text">
      <style:text-properties style:text-position="0% 100%" fo:font-size="11pt" style:text-blinking="false" style:font-size-asian="11pt" style:text-emphasize="none" style:text-scale="100%"/>
    </style:style>
    <style:style style:name="WW8Num3z5" style:family="text">
      <style:text-properties style:text-position="0% 100%" fo:font-size="11pt" style:text-blinking="false" style:font-size-asian="11pt" style:text-emphasize="none" style:text-scale="100%"/>
    </style:style>
    <style:style style:name="WW8Num3z6" style:family="text">
      <style:text-properties style:text-position="0% 100%" fo:font-size="11pt" style:text-blinking="false" style:font-size-asian="11pt" style:text-emphasize="none" style:text-scale="100%"/>
    </style:style>
    <style:style style:name="WW8Num3z7" style:family="text">
      <style:text-properties style:text-position="0% 100%" fo:font-size="11pt" style:text-blinking="false" style:font-size-asian="11pt" style:text-emphasize="none" style:text-scale="100%"/>
    </style:style>
    <style:style style:name="WW8Num3z8" style:family="text">
      <style:text-properties style:text-position="0% 100%" fo:font-size="11pt" style:text-blinking="false" style:font-size-asian="11pt" style:text-emphasize="none" style:text-scale="100%"/>
    </style:style>
    <style:style style:name="WW8Num4z0" style:family="text">
      <style:text-properties style:text-position="0% 100%" fo:font-size="11pt" style:text-blinking="false" style:font-size-asian="11pt" style:text-emphasize="none" style:text-scale="100%"/>
    </style:style>
    <style:style style:name="WW8Num4z1" style:family="text">
      <style:text-properties style:text-position="0% 100%" fo:font-size="11pt" style:text-blinking="false" style:font-size-asian="11pt" style:text-emphasize="none" style:text-scale="100%"/>
    </style:style>
    <style:style style:name="WW8Num4z2" style:family="text">
      <style:text-properties style:text-position="0% 100%" fo:font-size="11pt" style:text-blinking="false" style:font-size-asian="11pt" style:text-emphasize="none" style:text-scale="100%"/>
    </style:style>
    <style:style style:name="WW8Num4z3" style:family="text">
      <style:text-properties style:text-position="0% 100%" fo:font-size="11pt" style:text-blinking="false" style:font-size-asian="11pt" style:text-emphasize="none" style:text-scale="100%"/>
    </style:style>
    <style:style style:name="WW8Num4z4" style:family="text">
      <style:text-properties style:text-position="0% 100%" fo:font-size="11pt" style:text-blinking="false" style:font-size-asian="11pt" style:text-emphasize="none" style:text-scale="100%"/>
    </style:style>
    <style:style style:name="WW8Num4z5" style:family="text">
      <style:text-properties style:text-position="0% 100%" fo:font-size="11pt" style:text-blinking="false" style:font-size-asian="11pt" style:text-emphasize="none" style:text-scale="100%"/>
    </style:style>
    <style:style style:name="WW8Num4z6" style:family="text">
      <style:text-properties style:text-position="0% 100%" fo:font-size="11pt" style:text-blinking="false" style:font-size-asian="11pt" style:text-emphasize="none" style:text-scale="100%"/>
    </style:style>
    <style:style style:name="WW8Num4z7" style:family="text">
      <style:text-properties style:text-position="0% 100%" fo:font-size="11pt" style:text-blinking="false" style:font-size-asian="11pt" style:text-emphasize="none" style:text-scale="100%"/>
    </style:style>
    <style:style style:name="WW8Num4z8" style:family="text">
      <style:text-properties style:text-position="0% 100%" fo:font-size="11pt" style:text-blinking="false" style:font-size-asian="11pt" style:text-emphasize="none" style:text-scale="100%"/>
    </style:style>
    <style:style style:name="Fuente_20_de_20_párrafo_20_predeter." style:display-name="Fuente de párrafo predeter." style:family="text">
      <style:text-properties style:text-position="0% 100%" fo:font-size="11pt" style:text-blinking="false" style:font-size-asian="11pt" style:text-emphasize="none" style:text-scale="100%"/>
    </style:style>
    <style:style style:name="Encabezado_20_Car" style:display-name="Encabezado Car" style:family="text" style:parent-style-name="Fuente_20_de_20_párrafo_20_predeter.">
      <style:text-properties style:text-position="0% 100%" fo:font-size="11pt" style:text-blinking="false" style:font-size-asian="11pt" style:text-emphasize="none" style:text-scale="100%"/>
    </style:style>
    <style:style style:name="Pie_20_de_20_página_20_Car" style:display-name="Pie de página Car" style:family="text" style:parent-style-name="Fuente_20_de_20_párrafo_20_predeter.">
      <style:text-properties style:text-position="0% 100%" fo:font-size="11pt" style:text-blinking="false" style:font-size-asian="11pt" style:text-emphasize="none" style:text-scale="100%"/>
    </style:style>
    <style:style style:name="Texto_20_de_20_globo_20_Car" style:display-name="Texto de globo C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exto_20_independiente_20_2_20_Car" style:display-name="Texto independiente 2 Car" style:family="text">
      <style:text-properties style:text-position="0% 100%" style:font-name="Arial" fo:font-family="Arial" style:font-family-generic="roman" style:font-pitch="variable" fo:font-size="12pt" fo:language="ca" fo:country="ES" fo:font-weight="bold" style:text-blinking="false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 style:text-emphasize="none" style:text-scale="100%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position="0% 100%" fo:font-size="11pt" style:font-size-asian="11pt"/>
    </style:style>
    <style:style style:name="ListLabel_20_3" style:display-name="ListLabel 3" style:family="text">
      <style:text-properties style:text-position="0% 100%" fo:font-size="11pt" style:font-size-asian="11pt"/>
    </style:style>
    <style:style style:name="ListLabel_20_4" style:display-name="ListLabel 4" style:family="text">
      <style:text-properties style:text-position="0% 100%" fo:font-size="11pt" style:font-size-asian="11pt"/>
    </style:style>
    <style:style style:name="ListLabel_20_5" style:display-name="ListLabel 5" style:family="text">
      <style:text-properties style:text-position="0% 100%" fo:font-size="11pt" style:font-size-asian="11pt"/>
    </style:style>
    <style:style style:name="ListLabel_20_6" style:display-name="ListLabel 6" style:family="text">
      <style:text-properties style:text-position="0% 100%" fo:font-size="11pt" style:font-size-asian="11pt"/>
    </style:style>
    <style:style style:name="ListLabel_20_7" style:display-name="ListLabel 7" style:family="text">
      <style:text-properties style:text-position="0% 100%" fo:font-size="11pt" style:font-size-asian="11pt"/>
    </style:style>
    <style:style style:name="ListLabel_20_8" style:display-name="ListLabel 8" style:family="text">
      <style:text-properties style:text-position="0% 100%" fo:font-size="11pt" style:font-size-asian="11pt"/>
    </style:style>
    <style:style style:name="ListLabel_20_9" style:display-name="ListLabel 9" style:family="text">
      <style:text-properties style:text-position="0% 100%" fo:font-size="11pt" style:font-size-asian="11pt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position="0% 100%" fo:font-size="11pt" style:font-size-asian="11pt"/>
    </style:style>
    <style:style style:name="ListLabel_20_12" style:display-name="ListLabel 12" style:family="text">
      <style:text-properties style:text-position="0% 100%" fo:font-size="11pt" style:font-size-asian="11pt"/>
    </style:style>
    <style:style style:name="ListLabel_20_13" style:display-name="ListLabel 13" style:family="text">
      <style:text-properties style:text-position="0% 100%" fo:font-size="11pt" style:font-size-asian="11pt"/>
    </style:style>
    <style:style style:name="ListLabel_20_14" style:display-name="ListLabel 14" style:family="text">
      <style:text-properties style:text-position="0% 100%" fo:font-size="11pt" style:font-size-asian="11pt"/>
    </style:style>
    <style:style style:name="ListLabel_20_15" style:display-name="ListLabel 15" style:family="text">
      <style:text-properties style:text-position="0% 100%" fo:font-size="11pt" style:font-size-asian="11pt"/>
    </style:style>
    <style:style style:name="ListLabel_20_16" style:display-name="ListLabel 16" style:family="text">
      <style:text-properties style:text-position="0% 100%" fo:font-size="11pt" style:font-size-asian="11pt"/>
    </style:style>
    <style:style style:name="ListLabel_20_17" style:display-name="ListLabel 17" style:family="text">
      <style:text-properties style:text-position="0% 100%" fo:font-size="11pt" style:font-size-asian="11pt"/>
    </style:style>
    <style:style style:name="ListLabel_20_18" style:display-name="ListLabel 18" style:family="text">
      <style:text-properties style:text-position="0% 100%" fo:font-size="11pt" style:font-size-asian="11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bold" fo:background-color="#ffffff" style:font-name-asian="Arial1" style:font-size-asian="16pt" style:font-style-asian="normal" style:font-weight-asian="bold" style:font-name-complex="Arial1" style:font-size-complex="16pt"/>
    </style:style>
    <style:style style:name="M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fo:background-color="#ffffff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bold" fo:background-color="#ffffff" loext:char-shading-value="0" style:font-name-asian="Arial1" style:font-size-asian="16pt" style:font-style-asian="normal" style:font-weight-asian="bold" style:font-name-complex="Arial1" style:font-size-complex="16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loext:char-shading-value="0" style:font-name-asian="Calibri1" style:font-size-asian="11pt" style:font-style-asian="normal" style:font-weight-asian="normal" style:font-name-complex="Calibri1" style:font-size-complex="11pt" fo:background-color="#ffffff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#ffffff" loext:char-shading-value="0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249cm" fo:margin-left="2.752cm" fo:margin-right="2.247cm" style:writing-mode="lr-tb" style:layout-grid-color="#c0c0c0" style:layout-grid-lines="62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 loext:marker-style-name="MT1"><text:span text:style-name="MT2">Exercicis Tema 4</text:span><text:span text:style-name="MT3"/></text:h>
        <text:h text:style-name="MP2" text:outline-level="1" loext:marker-style-name="MT2"/>
        <text:h text:style-name="MP2" text:outline-level="1" loext:marker-style-name="MT2"/>
      </style:header>
      <style:footer>
        <text:h text:style-name="MP3" text:outline-level="1" loext:marker-style-name="MT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6T11:11:00</meta:creation-date>
    <meta:initial-creator>Mario</meta:initial-creator>
    <dc:language>ca-ES</dc:language>
    <dc:date>2024-12-23T22:07:19.360949642</dc:date>
    <meta:editing-cycles>3</meta:editing-cycles>
    <meta:editing-duration>PT21M38S</meta:editing-duration>
    <meta:generator>LibreOffice/24.2.7.2$Linux_X86_64 LibreOffice_project/420$Build-2</meta:generator>
    <meta:document-statistic meta:table-count="0" meta:image-count="0" meta:object-count="0" meta:page-count="3" meta:paragraph-count="31" meta:word-count="579" meta:character-count="3500" meta:non-whitespace-character-count="2960"/>
  </office:meta>
</office:document-meta>
</file>